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EC000001EDB53DB649FF85F9E0.png" manifest:media-type="image/png"/>
  <manifest:file-entry manifest:full-path="Pictures/10000201000001F9000001F566F3446571E08099.png" manifest:media-type="image/png"/>
  <manifest:file-entry manifest:full-path="Pictures/10000201000001F5000001F96B8ECD0A00FE372A.png" manifest:media-type="image/png"/>
  <manifest:file-entry manifest:full-path="Pictures/100002010000021F000002003043D6E3F85696E9.png" manifest:media-type="image/png"/>
  <manifest:file-entry manifest:full-path="Pictures/1000020100000201000001F60C5D7617E187AFF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2" text:anchor-type="char" svg:x="0.166cm" svg:y="12.386cm" svg:width="12cm" svg:height="12cm" draw:z-index="1"><draw:image xlink:href="Pictures/1000020100000201000001F60C5D7617E187AFF3.png" xlink:type="simple" xlink:show="embed" xlink:actuate="onLoad" loext:mime-type="image/png"/></draw:frame><draw:frame draw:style-name="fr1" draw:name="Image1" text:anchor-type="char" svg:x="0.104cm" svg:y="0.168cm" svg:width="12cm" svg:height="12cm" draw:z-index="0"><draw:image xlink:href="Pictures/100002010000021F000002003043D6E3F85696E9.png" xlink:type="simple" xlink:show="embed" xlink:actuate="onLoad" loext:mime-type="image/png"/></draw:frame></text:p>
      <text:p text:style-name="Standard"><text:s text:c="2"/></text:p>
      <text:p text:style-name="Standard"><draw:frame draw:style-name="fr1" draw:name="Image3" text:anchor-type="char" svg:x="0.021cm" svg:y="0.09cm" svg:width="12cm" svg:height="12cm" draw:z-index="2"><draw:image xlink:href="Pictures/10000201000001F5000001F96B8ECD0A00FE372A.png" xlink:type="simple" xlink:show="embed" xlink:actuate="onLoad" loext:mime-type="image/png"/></draw:frame><draw:frame draw:style-name="fr1" draw:name="Image5" text:anchor-type="char" svg:x="0.035cm" svg:y="12.293cm" svg:width="12cm" svg:height="12cm" draw:z-index="3"><draw:image xlink:href="Pictures/10000201000001F9000001F566F3446571E08099.png" xlink:type="simple" xlink:show="embed" xlink:actuate="onLoad" loext:mime-type="image/png"/></draw:frame><text:soft-page-break/></text:p>
      <text:p text:style-name="Standard"/>
      <text:p text:style-name="Standard"><draw:frame draw:style-name="fr1" draw:name="Image4" text:anchor-type="char" svg:x="-0.039cm" svg:y="0.09cm" svg:width="12cm" svg:height="12cm" draw:z-index="4"><draw:image xlink:href="Pictures/10000201000001EC000001EDB53DB649FF85F9E0.png" xlink:type="simple" xlink:show="embed" xlink:actuate="onLoad" loext:mime-type="image/png"/></draw:frame><text:soft-page-break/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28T21:17:40.799664753</meta:creation-date>
    <dc:date>2022-12-30T16:58:47.680067027</dc:date>
    <meta:editing-duration>PT11M38S</meta:editing-duration>
    <meta:editing-cycles>2</meta:editing-cycles>
    <meta:generator>LibreOffice/6.4.7.2$Linux_X86_64 LibreOffice_project/40$Build-2</meta:generator>
    <meta:document-statistic meta:table-count="0" meta:image-count="5" meta:object-count="0" meta:page-count="3" meta:paragraph-count="1" meta:word-count="0" meta:character-count="2" meta:non-whitespace-character-count="0"/>
  </office:meta>
</office:document-meta>
</file>